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8cm" draw:marker-end-width="0.8cm" draw:fill-color="#ffffff" draw:textarea-horizontal-align="justify" draw:textarea-vertical-align="middle" draw:auto-grow-height="false" fo:min-height="22.15cm" fo:min-width="7.9cm" fo:padding-top="0.225cm" fo:padding-bottom="0.225cm" fo:padding-left="0.35cm" fo:padding-right="0.35cm" draw:shadow="hidden"/>
    </style:style>
    <style:style style:name="gr2" style:family="graphic" style:parent-style-name="standard">
      <style:graphic-properties svg:stroke-width="0.2cm" svg:stroke-color="#000000" draw:marker-start-width="0.8cm" draw:marker-end-width="0.8cm" draw:fill-color="#ffffff" draw:textarea-horizontal-align="justify" draw:textarea-vertical-align="middle" draw:auto-grow-height="false" fo:min-height="22.15cm" fo:min-width="8cm" fo:padding-top="0.225cm" fo:padding-bottom="0.225cm" fo:padding-left="0.35cm" fo:padding-right="0.35cm" draw:shadow="hidden"/>
    </style:style>
    <style:style style:name="gr3" style:family="graphic" style:parent-style-name="standard">
      <style:graphic-properties svg:stroke-color="#ffffff" draw:fill-color="#ffdaa2" draw:textarea-horizontal-align="justify" draw:textarea-vertical-align="middle" draw:auto-grow-height="false" fo:min-height="10.55cm" fo:min-width="0.4cm" draw:shadow="hidden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stroke="none" svg:stroke-color="#000000" draw:fill="none" draw:fill-color="#ffffff" fo:min-height="2.134cm"/>
    </style:style>
    <style:style style:name="gr6" style:family="graphic" style:parent-style-name="standard">
      <style:graphic-properties svg:stroke-color="#ffffff" draw:fill-color="#ffdaa2" draw:textarea-horizontal-align="justify" draw:textarea-vertical-align="middle" draw:auto-grow-height="false" fo:min-height="1.35cm" fo:min-width="7cm" draw:shadow="hidden"/>
    </style:style>
    <style:style style:name="gr7" style:family="graphic" style:parent-style-name="standard">
      <style:graphic-properties svg:stroke-width="0.1cm" svg:stroke-color="#000000" draw:marker-start="Arrow" draw:marker-start-width="0.6cm" draw:marker-end="Arrow" draw:marker-end-width="0.6cm" draw:fill-color="#000000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ffffff" draw:fill-color="#ffdaa2" draw:textarea-horizontal-align="justify" draw:textarea-vertical-align="middle" draw:auto-grow-height="false" fo:min-height="3.066cm" fo:min-width="4.041cm" draw:shadow="hidden"/>
    </style:style>
    <style:style style:name="gr9" style:family="graphic" style:parent-style-name="standard">
      <style:graphic-properties svg:stroke-width="0.05cm" svg:stroke-color="#000000" draw:marker-start="Arrow" draw:marker-start-width="0.455cm" draw:marker-end="Arrow" draw:marker-end-width="0.455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-color="#ffdaa2" draw:textarea-horizontal-align="justify" draw:textarea-vertical-align="middle" draw:auto-grow-height="false" fo:min-height="6.35cm" fo:min-width="7.141cm" draw:shadow="hidden"/>
    </style:style>
    <style:style style:name="gr11" style:family="graphic" style:parent-style-name="standard">
      <style:graphic-properties svg:stroke-color="#ffffff" draw:fill-color="#ffdaa2" draw:textarea-horizontal-align="justify" draw:textarea-vertical-align="middle" draw:auto-grow-height="true" fo:min-height="0cm" fo:min-width="0cm" draw:shadow="hidden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daa2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daa2"/>
      <style:paragraph-properties fo:text-align="center"/>
      <style:text-properties style:font-name="Ubuntu" fo:font-size="24pt" style:font-size-asian="18pt" style:font-size-complex="18pt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-color="#ffdaa2"/>
      <style:paragraph-properties fo:text-align="center"/>
      <style:text-properties fo:font-size="24pt" style:font-size-asian="18pt" style:font-size-complex="18pt"/>
    </style:style>
    <style:style style:name="P8" style:family="paragraph">
      <loext:graphic-properties draw:fill-color="#ffdaa2"/>
      <style:paragraph-properties fo:text-align="center"/>
      <style:text-properties style:font-name="Ubuntu" fo:font-size="26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Ubuntu" fo:font-size="24pt" style:font-size-asian="18pt" style:font-size-complex="18pt"/>
    </style:style>
    <style:style style:name="T3" style:family="text">
      <style:text-properties fo:font-size="24pt" style:font-size-asian="18pt" style:font-size-complex="18pt"/>
    </style:style>
    <style:style style:name="T4" style:family="text">
      <style:text-properties style:font-name="Ubuntu"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8.6cm" svg:height="22.6cm" svg:x="1.5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7cm" svg:height="22.6cm" svg:x="10.8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10.8cm" svg:x="8.2cm" svg:y="4.7cm">
          <text:p text:style-name="P2">Comunicaciones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8.3cm" svg:height="1.1cm" svg:x="1cm" svg:y="1cm">
          <draw:text-box>
            <text:p>T.P. – Sistema Operativo</text:p>
          </draw:text-box>
        </draw:frame>
        <draw:frame draw:style-name="gr5" draw:text-style-name="P4" draw:layer="layout" svg:width="18.2cm" svg:height="2.384cm" svg:x="1.5cm" svg:y="25.9cm">
          <draw:text-box>
            <text:p><text:span text:style-name="T1"><text:s text:c="4"/></text:span><text:span text:style-name="T1">Integrantes: </text:span>Alejandro Ugobono, Ezequiel Pirrota, Facundo <text:tab/><text:tab/><text:tab/><text:tab/>Palacios, Gonzalo Fernandez, <text:tab/>Mauro Pignata, <text:tab/><text:tab/><text:tab/><text:tab/>Mariano Wiñar.</text:p>
          </draw:text-box>
        </draw:frame>
        <draw:custom-shape draw:style-name="gr6" draw:text-style-name="P5" draw:layer="layout" svg:width="7.5cm" svg:height="1.6cm" svg:x="2cm" svg:y="2.9cm">
          <text:p text:style-name="P2"><text:span text:style-name="T2">TREN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7.5cm" svg:height="1.6cm" svg:x="11.4cm" svg:y="2.9cm">
          <text:p text:style-name="P2"><text:span text:style-name="T2">ESTACIÓ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measurelines" svg:width="0.9cm" svg:height="10.8cm" svg:x="12cm" svg:y="4.7cm">
          <text:p text:style-name="P2">Comunicaciones</text:p>
          <draw:enhanced-geometry svg:viewBox="0 0 21600 21600" draw:type="rectangle" draw:enhanced-path="M 0 0 L 21600 0 21600 21600 0 21600 0 0 Z N"/>
        </draw:custom-shape>
        <draw:line draw:style-name="gr7" draw:text-style-name="P6" draw:layer="measurelines" svg:x1="9cm" svg:y1="9.1cm" svg:x2="12cm" svg:y2="9.1cm">
          <text:p/>
        </draw:line>
        <draw:custom-shape draw:style-name="gr8" draw:text-style-name="P7" draw:layer="measurelines" svg:width="4.541cm" svg:height="3.316cm" svg:x="1.959cm" svg:y="5.2cm">
          <text:p text:style-name="P2"><text:span text:style-name="T3">Interfaz</text:span></text:p>
          <text:p text:style-name="P2"><text:span text:style-name="T3">Gráfic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measurelines" svg:x1="6cm" svg:y1="6.6cm" svg:x2="8.1cm" svg:y2="8.9cm">
          <text:p/>
        </draw:line>
        <draw:custom-shape draw:style-name="gr10" draw:text-style-name="P3" draw:layer="layout" svg:width="7.641cm" svg:height="6.6cm" svg:x="2cm" svg:y="16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measurelines" svg:width="4.541cm" svg:height="3.316cm" svg:x="14.558cm" svg:y="5.288cm">
          <text:p text:style-name="P2"><text:span text:style-name="T3">Interfaz</text:span></text:p>
          <text:p text:style-name="P2"><text:span text:style-name="T3">Gráfica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measurelines" svg:x1="14.9cm" svg:y1="6.9cm" svg:x2="12.8cm" svg:y2="8.8cm">
          <text:p/>
        </draw:line>
        <draw:custom-shape draw:style-name="gr11" draw:text-style-name="P8" draw:layer="layout" svg:width="4.541cm" svg:height="1.28cm" svg:x="3.5cm" svg:y="18.626cm">
          <text:p text:style-name="P2"><text:span text:style-name="T4">Acc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measurelines" svg:x1="4.3cm" svg:y1="16.6cm" svg:x2="4.2cm" svg:y2="8cm">
          <text:p/>
        </draw:line>
        <draw:line draw:style-name="gr9" draw:text-style-name="P2" draw:layer="measurelines" svg:x1="5.3cm" svg:y1="16.6cm" svg:x2="8.2cm" svg:y2="10.1cm">
          <text:p/>
        </draw:line>
        <draw:custom-shape draw:style-name="gr10" draw:text-style-name="P3" draw:layer="layout" svg:width="7.641cm" svg:height="6.6cm" svg:x="11.3cm" svg:y="16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4.541cm" svg:height="1.28cm" svg:x="12.8cm" svg:y="18.523cm">
          <text:p text:style-name="P2"><text:span text:style-name="T4">Accio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measurelines" svg:x1="17.1cm" svg:y1="16.7cm" svg:x2="17cm" svg:y2="8.2cm">
          <text:p/>
        </draw:line>
        <draw:line draw:style-name="gr9" draw:text-style-name="P2" draw:layer="measurelines" svg:x1="13cm" svg:y1="10.5cm" svg:x2="14.9cm" svg:y2="1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36:55.061592598</meta:creation-date>
    <dc:date>2019-10-31T00:17:40.788149930</dc:date>
    <meta:editing-duration>PT1H37M11S</meta:editing-duration>
    <meta:editing-cycles>18</meta:editing-cycles>
    <meta:generator>LibreOffice/6.0.7.3$Linux_X86_64 LibreOffice_project/00m0$Build-3</meta:generator>
    <meta:document-statistic meta:object-count="21"/>
  </office:meta>
</office:document-meta>
</file>